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neration Seriff" svg:font-family="'Lineration Serif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C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2.C1" style:family="table-cell">
      <style:table-cell-properties fo:padding="0.097cm" fo:border="0.5pt solid #000000" style:writing-mode="page"/>
    </style:style>
    <style:style style:name="Tabla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C1" style:family="table-cell">
      <style:table-cell-properties fo:padding="0.097cm" fo:border="0.5pt solid #000000" style:writing-mode="page"/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C1" style:family="table-cell">
      <style:table-cell-properties fo:padding="0.097cm" fo:border="0.5pt solid #000000" style:writing-mode="page"/>
    </style:style>
    <style:style style:name="Tabla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5.C1" style:family="table-cell">
      <style:table-cell-properties fo:padding="0.097cm" fo:border="0.5pt solid #000000" style:writing-mode="page"/>
    </style:style>
    <style:style style:name="Tabla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6.B1" style:family="table-cell">
      <style:table-cell-properties fo:padding="0.097cm" fo:border="0.5pt solid #000000" style:writing-mode="page"/>
    </style:style>
    <style:style style:name="Tabla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Normal">
      <style:text-properties style:font-name="Lineration Seriff"/>
    </style:style>
    <style:style style:name="P2" style:family="paragraph" style:parent-style-name="Standard">
      <style:text-properties fo:font-weight="bold" officeooo:rsid="00141856" officeooo:paragraph-rsid="00141856" style:font-weight-asian="bold" style:font-weight-complex="bold"/>
    </style:style>
    <style:style style:name="P3" style:family="paragraph" style:parent-style-name="Standard">
      <style:text-properties fo:font-weight="normal" officeooo:rsid="00141856" officeooo:paragraph-rsid="00141856" style:font-weight-asian="normal" style:font-weight-complex="normal"/>
    </style:style>
    <style:style style:name="P4" style:family="paragraph" style:parent-style-name="Standard">
      <style:text-properties officeooo:paragraph-rsid="00141856"/>
    </style:style>
    <style:style style:name="P5" style:family="paragraph" style:parent-style-name="Table_20_Contents">
      <style:text-properties officeooo:rsid="00141856" officeooo:paragraph-rsid="00141856"/>
    </style:style>
    <style:style style:name="P6" style:family="paragraph" style:parent-style-name="Table_20_Contents">
      <style:text-properties officeooo:paragraph-rsid="00141856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41856" officeooo:paragraph-rsid="00141856" style:font-weight-asian="bold" style:font-weight-complex="bold"/>
    </style:style>
    <style:style style:name="T1" style:family="text">
      <style:text-properties fo:font-weight="normal" officeooo:rsid="00141856" style:font-weight-asian="normal" style:font-weight-complex="normal"/>
    </style:style>
    <style:style style:name="T2" style:family="text">
      <style:text-properties fo:font-weight="normal" officeooo:rsid="00141856" fo:background-color="#ffff00" loext:char-shading-value="0" style:font-weight-asian="normal" style:font-weight-complex="normal"/>
    </style:style>
    <style:style style:name="T3" style:family="text">
      <style:text-properties fo:font-weight="normal" officeooo:rsid="00141856" fo:background-color="#ffff00" loext:char-shading-value="0" style:font-weight-asian="normal" style:font-weight-complex="normal"/>
    </style:style>
    <style:style style:name="T4" style:family="text">
      <style:text-properties fo:background-color="#ffffd7" loext:char-shading-value="0"/>
    </style:style>
    <style:style style:name="T5" style:family="text">
      <style:text-properties fo:background-color="#ffffd7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tyle="italic" fo:font-weight="bold" fo:background-color="#ffffd7" loext:char-shading-value="0" style:font-style-asian="italic" style:font-weight-asian="bold"/>
    </style:style>
    <style:style style:name="T11" style:family="text">
      <style:text-properties fo:font-style="italic" fo:background-color="#ffffd7" loext:char-shading-value="0" style:font-style-asian="italic"/>
    </style:style>
    <style:style style:name="T12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13" style:family="text">
      <style:text-properties fo:font-weight="bold" fo:background-color="#ffffd7" loext:char-shading-value="0" style:font-weight-asian="bold" style:font-weight-complex="bold"/>
    </style:style>
    <style:style style:name="T14" style:family="text">
      <style:text-properties style:font-name="Lineration Seriff"/>
    </style:style>
    <style:style style:name="T15" style:family="text">
      <style:text-properties style:font-name="Lineration Seriff" style:text-underline-style="solid" style:text-underline-width="auto" style:text-underline-color="font-color"/>
    </style:style>
    <style:style style:name="T16" style:family="text">
      <style:text-properties style:font-name="Lineration Seriff" fo:background-color="#ffffd7" loext:char-shading-value="0"/>
    </style:style>
    <style:style style:name="T17" style:family="text">
      <style:text-properties style:font-name="Lineration Seriff" fo:background-color="#ffffd7" loext:char-shading-value="0"/>
    </style:style>
    <style:style style:name="T18" style:family="text">
      <style:text-properties style:font-name="Lineration Seriff" fo:font-weight="bold" fo:background-color="#ffffd7" loext:char-shading-value="0" style:font-weight-asian="bold" style:font-weight-complex="bold"/>
    </style:style>
    <style:style style:name="T19" style:family="text">
      <style:text-properties style:font-name="Lineration Seriff" fo:font-weight="bold" fo:background-color="#ffffd7" loext:char-shading-value="0" style:font-weight-asian="bold" style:font-weight-complex="bold"/>
    </style:style>
    <style:style style:name="T20" style:family="text">
      <style:text-properties style:font-name="Lineration Serif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k Words Andreu</text:p>
      <text:p text:style-name="P3"/>
      <text:p text:style-name="Normal"><text:span text:style-name="Default_20_Paragraph_20_Font"><text:span text:style-name="T15">SENTENCE CONJUNCTS</text:span></text:span><text:span text:style-name="T14">: they are</text:span><text:span text:style-name="T17"> typically the first word in the sentence although some are mobile</text:span><text:span text:style-name="T14">. They establish a link with the previous sentence: </text:span></text:p>
      <text:p text:style-name="Normal"><text:span text:style-name="Default_20_Paragraph_20_Font"><text:span text:style-name="T14">He was ill. However, he went to work. </text:span></text:span></text:p>
      <text:p text:style-name="Normal"><text:span text:style-name="Default_20_Paragraph_20_Font"><text:span text:style-name="T15">CONJUNCTIONS</text:span></text:span><text:span text:style-name="T14">: they </text:span><text:span text:style-name="T17">establish a link within a sentence, they must introduce a subordinate</text:span><text:span text:style-name="T14"> clause: </text:span></text:p>
      <text:p text:style-name="P1"><text:tab/><text:tab/><text:span text:style-name="T5">Una oración subordinada es una oración que depende estructuralmente del núcleo de otra oración</text:span>, </text:p>
      <text:p text:style-name="Normal"><text:span text:style-name="Default_20_Paragraph_20_Font"><text:span text:style-name="T14">Although he was ill, he went to work. </text:span></text:span></text:p>
      <text:p text:style-name="Normal"><text:span text:style-name="Default_20_Paragraph_20_Font"><text:span text:style-name="T14">He went to work although he was ill.</text:span></text:span><text:span text:style-name="T14"> </text:span></text:p>
      <text:p text:style-name="Normal"><text:span text:style-name="Default_20_Paragraph_20_Font"><text:span text:style-name="T15">PREPOSITIONS</text:span></text:span><text:span text:style-name="T14">: they </text:span><text:span text:style-name="T17">establish a link within a sentence, they can only introduce a </text:span><text:span text:style-name="T19">noun or a gerund</text:span><text:span text:style-name="T17">:</text:span><text:span text:style-name="T14"> </text:span></text:p>
      <text:p text:style-name="Normal"><text:span text:style-name="Default_20_Paragraph_20_Font"><text:span text:style-name="T14">Despite his illness he went to work. </text:span></text:span></text:p>
      <text:p text:style-name="Normal"><text:span text:style-name="Default_20_Paragraph_20_Font"><text:span text:style-name="T14">He went to work despite his illness</text:span></text:span><text:span text:style-name="T14">. </text:span></text:p>
      <text:p text:style-name="Normal"><text:span text:style-name="Default_20_Paragraph_20_Font"><text:span text:style-name="T14">Despite being ill he went to work. </text:span></text:span></text:p>
      <text:p text:style-name="Normal"><text:span text:style-name="Default_20_Paragraph_20_Font"><text:span text:style-name="T14">He went to work despite being ill. </text:span></text:span></text:p>
      <text:p text:style-name="P1"/>
      <text:p text:style-name="P1">They can be followed by the noun "the fact" and a "that" clause subordinated to the noun: </text:p>
      <text:p text:style-name="Normal"><text:span text:style-name="Default_20_Paragraph_20_Font"><text:span text:style-name="T14">He went to work despite </text:span></text:span><text:span text:style-name="Default_20_Paragraph_20_Font"><text:span text:style-name="T19">the fact that </text:span></text:span><text:span text:style-name="Default_20_Paragraph_20_Font"><text:span text:style-name="T14">he was ill</text:span></text:span><text:span text:style-name="T14">. </text:span></text:p>
      <text:p text:style-name="P3"/>
      <text:p text:style-name="P3">1.Link Words expressing <text:span text:style-name="T7">CAUSE/EFFECT,REASON</text:span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7">Sentence Conjuncts</text:p>
          </table:table-cell>
          <table:table-cell table:style-name="Tabla1.A1" office:value-type="string">
            <text:p text:style-name="P7">Conjunctions</text:p>
          </table:table-cell>
          <table:table-cell table:style-name="Tabla1.C1" office:value-type="string">
            <text:p text:style-name="P7">Prepositions</text:p>
          </table:table-cell>
        </table:table-row>
        <table:table-row>
          <table:table-cell table:style-name="Tabla1.A2" office:value-type="string">
            <text:p text:style-name="P5">Consequently</text:p>
            <text:p text:style-name="P5">So</text:p>
            <text:p text:style-name="P5">Thus</text:p>
            <text:p text:style-name="P5">Therefore</text:p>
            <text:p text:style-name="P5">As a result</text:p>
            <text:p text:style-name="P5">That’s why</text:p>
          </table:table-cell>
          <table:table-cell table:style-name="Tabla1.A2" office:value-type="string">
            <text:p text:style-name="P5">Since</text:p>
            <text:p text:style-name="P5">As</text:p>
            <text:p text:style-name="P5">Because</text:p>
            <text:p text:style-name="P5">For</text:p>
          </table:table-cell>
          <table:table-cell table:style-name="Tabla1.C2" office:value-type="string">
            <text:p text:style-name="P5">Owing to</text:p>
            <text:p text:style-name="P5">Due to</text:p>
            <text:p text:style-name="P5">Because of</text:p>
            <text:p text:style-name="P5">As a result of</text:p>
            <text:p text:style-name="P5">On account of</text:p>
          </table:table-cell>
        </table:table-row>
      </table:table>
      <text:p text:style-name="P3"/>
      <text:p text:style-name="P4"><text:span text:style-name="T1">2.Link Words expressing </text:span><text:span text:style-name="T3">CONTRAST</text:span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7">Sentence Conjuncts</text:p>
          </table:table-cell>
          <table:table-cell table:style-name="Tabla2.A1" office:value-type="string">
            <text:p text:style-name="P7">Conjunctions</text:p>
          </table:table-cell>
          <table:table-cell table:style-name="Tabla2.C1" office:value-type="string">
            <text:p text:style-name="P7">Prepositions</text:p>
          </table:table-cell>
        </table:table-row>
        <table:table-row>
          <table:table-cell table:style-name="Tabla2.A2" office:value-type="string">
            <text:p text:style-name="P5">However</text:p>
            <text:p text:style-name="P5">Yet</text:p>
            <text:p text:style-name="P5">Nevertheless</text:p>
            <text:p text:style-name="P5">Nonetheless</text:p>
          </table:table-cell>
          <table:table-cell table:style-name="Tabla2.A2" office:value-type="string">
            <text:p text:style-name="P5">Although</text:p>
            <text:p text:style-name="P5">Though</text:p>
            <text:p text:style-name="P5">Even though</text:p>
            <text:p text:style-name="P5"/>
            <text:p text:style-name="P5">While</text:p>
            <text:p text:style-name="P5">Whereas</text:p>
          </table:table-cell>
          <table:table-cell table:style-name="Tabla2.C2" office:value-type="string">
            <text:p text:style-name="P5">In spite of</text:p>
            <text:p text:style-name="P5">Despite</text:p>
          </table:table-cell>
        </table:table-row>
      </table:table>
      <text:p text:style-name="P3"/>
      <text:p text:style-name="P4"><text:span text:style-name="T1">3.Link Words expressing </text:span><text:span text:style-name="T3">ADDITION</text:span>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7">Sentence Conjuncts</text:p>
          </table:table-cell>
          <table:table-cell table:style-name="Tabla3.A1" office:value-type="string">
            <text:p text:style-name="P7">Conjunctions</text:p>
          </table:table-cell>
          <table:table-cell table:style-name="Tabla3.C1" office:value-type="string">
            <text:p text:style-name="P7">Prepositions</text:p>
          </table:table-cell>
        </table:table-row>
        <table:table-row>
          <table:table-cell table:style-name="Tabla3.A2" office:value-type="string">
            <text:p text:style-name="P5">Besides</text:p>
            <text:p text:style-name="P5">Moreover</text:p>
            <text:p text:style-name="P5">Furthermore</text:p>
            <text:p text:style-name="P5">In addition</text:p>
          </table:table-cell>
          <table:table-cell table:style-name="Tabla3.A2" office:value-type="string">
            <text:p text:style-name="P6"/>
          </table:table-cell>
          <table:table-cell table:style-name="Tabla3.C2" office:value-type="string">
            <text:p text:style-name="P5">Besides</text:p>
            <text:p text:style-name="P5">Apart from</text:p>
            <text:p text:style-name="P5"/>
            <text:p text:style-name="P5">In addition <text:span text:style-name="T7">to</text:span></text:p>
          </table:table-cell>
        </table:table-row>
      </table:table>
      <text:p text:style-name="P3"><text:soft-page-break/></text:p>
      <text:p text:style-name="P4"><text:span text:style-name="T1">4.Link Words expressing </text:span><text:span text:style-name="T3">TIME</text:span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7">Sentence Conjuncts</text:p>
          </table:table-cell>
          <table:table-cell table:style-name="Tabla4.A1" office:value-type="string">
            <text:p text:style-name="P7">Conjunctions</text:p>
          </table:table-cell>
          <table:table-cell table:style-name="Tabla4.C1" office:value-type="string">
            <text:p text:style-name="P7">Prepositions</text:p>
          </table:table-cell>
        </table:table-row>
        <table:table-row>
          <table:table-cell table:style-name="Tabla4.A2" office:value-type="string">
            <text:p text:style-name="P5">Afterwards</text:p>
            <text:p text:style-name="P5">After this/that</text:p>
            <text:p text:style-name="P5">Before</text:p>
            <text:p text:style-name="P5">Meanwhile</text:p>
          </table:table-cell>
          <table:table-cell table:style-name="Tabla4.A2" office:value-type="string">
            <text:p text:style-name="P5">After</text:p>
            <text:p text:style-name="P5"/>
            <text:p text:style-name="P5">Before</text:p>
          </table:table-cell>
          <table:table-cell table:style-name="Tabla4.C2" office:value-type="string">
            <text:p text:style-name="P5">After</text:p>
            <text:p text:style-name="P5"/>
            <text:p text:style-name="P5">Before</text:p>
          </table:table-cell>
        </table:table-row>
      </table:table>
      <text:p text:style-name="P3"/>
      <text:p text:style-name="P4"><text:span text:style-name="T1">5.Link Words expressing </text:span><text:span text:style-name="T3">PURPOSE</text:span>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7">Sentence Conjuncts</text:p>
          </table:table-cell>
          <table:table-cell table:style-name="Tabla5.A1" office:value-type="string">
            <text:p text:style-name="P7">Conjunctions</text:p>
          </table:table-cell>
          <table:table-cell table:style-name="Tabla5.C1" office:value-type="string">
            <text:p text:style-name="P7">Prepositions</text:p>
          </table:table-cell>
        </table:table-row>
        <table:table-row>
          <table:table-cell table:style-name="Tabla5.A2" office:value-type="string">
            <text:p text:style-name="P5">To this end</text:p>
            <text:p text:style-name="P5">For that purpose</text:p>
          </table:table-cell>
          <table:table-cell table:style-name="Tabla5.A2" office:value-type="string">
            <text:p text:style-name="P5">So that</text:p>
            <text:p text:style-name="P5">So as to</text:p>
            <text:p text:style-name="P5">In order to</text:p>
            <text:p text:style-name="P5">to + infinite</text:p>
            <text:p text:style-name="P5">for + gerund (-ing)</text:p>
          </table:table-cell>
          <table:table-cell table:style-name="Tabla5.C2" office:value-type="string">
            <text:p text:style-name="P6"/>
          </table:table-cell>
        </table:table-row>
      </table:table>
      <text:p text:style-name="P3"/>
      <text:p text:style-name="P3">6. <text:span text:style-name="T7">Other important linking Devices</text:span>.</text:p>
      <text:p text:style-name="P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">Comparison</text:p>
          </table:table-cell>
          <table:table-cell table:style-name="Tabla6.B1" office:value-type="string">
            <text:p text:style-name="P7">Condition</text:p>
          </table:table-cell>
        </table:table-row>
        <table:table-row>
          <table:table-cell table:style-name="Tabla6.A2" office:value-type="string">
            <text:p text:style-name="P5">Like</text:p>
            <text:p text:style-name="P5">Similarly</text:p>
            <text:p text:style-name="P5">Likewise</text:p>
            <text:p text:style-name="P5"/>
            <text:p text:style-name="P5">Too</text:p>
            <text:p text:style-name="P5">As well</text:p>
            <text:p text:style-name="P5">Alike</text:p>
          </table:table-cell>
          <table:table-cell table:style-name="Tabla6.B2" office:value-type="string">
            <text:p text:style-name="P5">Otherwise</text:p>
            <text:p text:style-name="P5"/>
            <text:p text:style-name="P5">If</text:p>
            <text:p text:style-name="P5">Unless</text:p>
            <text:p text:style-name="P5">As long as</text:p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neration Seriff" svg:font-family="'Lineration Serif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.018cm" fo:margin-right="0cm" fo:margin-top="0cm" fo:margin-bottom="0.342cm" style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1:33:53.934000000</meta:creation-date>
    <dc:date>2020-11-05T11:45:13.206000000</dc:date>
    <meta:editing-duration>PT1M9S</meta:editing-duration>
    <meta:editing-cycles>1</meta:editing-cycles>
    <meta:document-statistic meta:table-count="6" meta:image-count="0" meta:object-count="0" meta:page-count="2" meta:paragraph-count="95" meta:word-count="292" meta:character-count="1766" meta:non-whitespace-character-count="1554"/>
    <meta:generator>LibreOffice/7.0.1.2$Windows_X86_64 LibreOffice_project/7cbcfc562f6eb6708b5ff7d7397325de9e764452</meta:generator>
  </office:meta>
</office:document-meta>
</file>